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InfoImpl.setProcessingTime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InfoImpl.setMaxTime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InfoImpl.getReques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InfoImpl.getBytesReceiv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InfoImpl.setBytesSent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InfoImpl.RequestInfo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InfoImpl.setRequestCount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InfoImpl.getError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InfoImpl.getBytesS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InfoImpl.getProcessing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InfoImpl.getMax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InfoImpl.setBytesReceived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InfoImpl.setErrorCount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